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4.48mm"/>
    </style:style>
    <style:style style:name="co3" style:family="table-column">
      <style:table-column-properties fo:break-before="auto" style:column-width="50.22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34.18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8.1mm"/>
    </style:style>
    <style:style style:name="co10" style:family="table-column">
      <style:table-column-properties fo:break-before="auto" style:column-width="36mm"/>
    </style:style>
    <style:style style:name="co11" style:family="table-column">
      <style:table-column-properties fo:break-before="auto" style:column-width="28.73mm"/>
    </style:style>
    <style:style style:name="co12" style:family="table-column">
      <style:table-column-properties fo:break-before="auto" style:column-width="30.25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37.5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6.02mm"/>
    </style:style>
    <style:style style:name="co18" style:family="table-column">
      <style:table-column-properties fo:break-before="auto" style:column-width="54.45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21.48mm"/>
    </style:style>
    <style:style style:name="co21" style:family="table-column">
      <style:table-column-properties fo:break-before="auto" style:column-width="26.32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43mm"/>
    </style:style>
    <style:style style:name="co24" style:family="table-column">
      <style:table-column-properties fo:break-before="auto" style:column-width="16.03mm"/>
    </style:style>
    <style:style style:name="co25" style:family="table-column">
      <style:table-column-properties fo:break-before="auto" style:column-width="16.63mm"/>
    </style:style>
    <style:style style:name="co26" style:family="table-column">
      <style:table-column-properties fo:break-before="auto" style:column-width="13.3mm"/>
    </style:style>
    <style:style style:name="co27" style:family="table-column">
      <style:table-column-properties fo:break-before="auto" style:column-width="15.12mm"/>
    </style:style>
    <style:style style:name="co28" style:family="table-column">
      <style:table-column-properties fo:break-before="auto" style:column-width="18.15mm"/>
    </style:style>
    <style:style style:name="co29" style:family="table-column">
      <style:table-column-properties fo:break-before="auto" style:column-width="25.42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17.53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21.17mm"/>
    </style:style>
    <style:style style:name="co35" style:family="table-column">
      <style:table-column-properties fo:break-before="auto" style:column-width="13.92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4.22mm"/>
    </style:style>
    <style:style style:name="co38" style:family="table-column">
      <style:table-column-properties fo:break-before="auto" style:column-width="12.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3mm"/>
    </style:style>
    <style:style style:name="co41" style:family="table-column">
      <style:table-column-properties fo:break-before="auto" style:column-width="12.4mm"/>
    </style:style>
    <style:style style:name="co42" style:family="table-column">
      <style:table-column-properties fo:break-before="auto" style:column-width="13.6mm"/>
    </style:style>
    <style:style style:name="co43" style:family="table-column">
      <style:table-column-properties fo:break-before="auto" style:column-width="15.73mm"/>
    </style:style>
    <style:style style:name="co44" style:family="table-column">
      <style:table-column-properties fo:break-before="auto" style:column-width="16.93mm"/>
    </style:style>
    <style:style style:name="co45" style:family="table-column">
      <style:table-column-properties fo:break-before="auto" style:column-width="17.23mm"/>
    </style:style>
    <style:style style:name="co46" style:family="table-column">
      <style:table-column-properties fo:break-before="auto" style:column-width="29.65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11.8mm"/>
    </style:style>
    <style:style style:name="co49" style:family="table-column">
      <style:table-column-properties fo:break-before="auto" style:column-width="17.85mm"/>
    </style:style>
    <style:style style:name="co50" style:family="table-column">
      <style:table-column-properties fo:break-before="auto" style:column-width="2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able-cell-properties fo:border="none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2" table:default-cell-style-name="ce2"/>
        <table:table-column table:style-name="co22" table:default-cell-style-name="ce11"/>
        <table:table-column table:style-name="co22" table:number-columns-repeated="5" table:default-cell-style-name="ce2"/>
        <table:table-column table:style-name="co16" table:number-columns-repeated="875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Documentation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f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ipc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lib/</text:p>
          </table:table-cell>
          <table:table-cell table:number-columns-repeated="5"/>
          <table:table-cell table:style-name="ce9"/>
          <table:table-cell table:style-name="ce5" office:value-type="string" calcext:value-type="string">
            <text:p>mm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ample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ecurity/</text:p>
          </table:table-cell>
          <table:table-cell table:number-columns-repeated="6"/>
          <table:table-cell table:style-name="ce9"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9"/>
          <table:table-cell table:number-columns-repeated="880"/>
        </table:table-row>
        <table:table-row table:style-name="ro2"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880"/>
        </table:table-row>
        <table:table-row table:style-name="ro1">
          <table:table-cell table:number-columns-repeated="3"/>
          <table:table-cell table:style-name="ce5" office:value-type="string" calcext:value-type="string">
            <text:p>.git/</text:p>
          </table:table-cell>
          <table:table-cell table:number-columns-repeated="11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style-name="Default"/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6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85"/>
        </table:table-row>
        <table:table-row table:style-name="ro1">
          <table:table-cell table:number-columns-repeated="3"/>
          <table:table-cell table:style-name="ce5" office:value-type="string" calcext:value-type="string">
            <text:p>Documentation/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842.c</text:p>
          </table:table-cell>
          <table:table-cell table:style-name="Default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binfmt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4"/>
          <table:table-cell table:style-name="Default"/>
          <table:table-cell office:value-type="string" calcext:value-type="string">
            <text:p>Kconfig.freezer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Default"/>
          <table:table-cell office:value-type="string" calcext:value-type="string">
            <text:p>Kconfig.debug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build.include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85"/>
        </table:table-row>
        <table:table-row table:style-name="ro1">
          <table:table-cell table:number-columns-repeated="3"/>
          <table:table-cell table:style-name="ce5" office:value-type="string" calcext:value-type="string">
            <text:p>arch/</text:p>
          </table:table-cell>
          <table:table-cell table:number-columns-repeated="11"/>
          <table:table-cell table:style-name="ce5" office:value-type="string" calcext:value-type="string">
            <text:p>alph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cessibility/</text:p>
          </table:table-cell>
          <table:table-cell table:number-columns-repeated="10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hz</text:p>
          </table:table-cell>
          <table:table-cell table:number-columns-repeated="4"/>
          <table:table-cell table:style-name="Default"/>
          <table:table-cell office:value-type="string" calcext:value-type="string">
            <text:p>Kconfig.debug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4"/>
          <table:table-cell table:style-name="Default"/>
          <table:table-cell office:value-type="string" calcext:value-type="string">
            <text:p>Lindent</text:p>
          </table:table-cell>
          <table:table-cell table:number-columns-repeated="5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85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arc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locks</text:p>
          </table:table-cell>
          <table:table-cell table:number-columns-repeated="4"/>
          <table:table-cell table:style-name="Default"/>
          <table:table-cell office:value-type="string" calcext:value-type="string">
            <text:p>Kconfig.kasan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11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5"/>
          <table:table-cell table:style-name="ce5" office:value-type="string" calcext:value-type="string">
            <text:p>asymmetric_keys/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office:value-type="string" calcext:value-type="string">
            <text:p>do_mounts.h</text:p>
          </table:table-cell>
          <table:table-cell table:number-columns-repeated="5"/>
          <table:table-cell office:value-type="string" calcext:value-type="string">
            <text:p>mqueue.c</text:p>
          </table:table-cell>
          <table:table-cell table:number-columns-repeated="4"/>
          <table:table-cell table:style-name="Default"/>
          <table:table-cell office:value-type="string" calcext:value-type="string">
            <text:p>Kconfig.preempt</text:p>
          </table:table-cell>
          <table:table-cell table:number-columns-repeated="4"/>
          <table:table-cell table:style-name="Default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Makefile.asm-generic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5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sg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kmemcheck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4"/>
          <table:table-cell table:style-name="Default"/>
          <table:table-cell office:value-type="string" calcext:value-type="string">
            <text:p>Makefile.build</text:p>
          </table:table-cell>
          <table:table-cell table:number-columns-repeated="5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11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5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sgutil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4"/>
          <table:table-cell table:style-name="Default"/>
          <table:table-cell office:value-type="string" calcext:value-type="string">
            <text:p>Makefile.clean</text:p>
          </table:table-cell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11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5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4"/>
          <table:table-cell table:style-name="Default"/>
          <table:table-cell office:value-type="string" calcext:value-type="string">
            <text:p>Makefile.dtbinst</text:p>
          </table:table-cell>
          <table:table-cell table:number-columns-repeated="5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fs/</text:p>
          </table:table-cell>
          <table:table-cell table:number-columns-repeated="11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5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em.c</text:p>
          </table:table-cell>
          <table:table-cell table:number-columns-repeated="5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4"/>
          <table:table-cell table:style-name="Default"/>
          <table:table-cell office:value-type="string" calcext:value-type="string">
            <text:p>Makefile.extrawarn</text:p>
          </table:table-cell>
          <table:table-cell table:number-columns-repeated="5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include/</text:p>
          </table:table-cell>
          <table:table-cell table:number-columns-repeated="11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1"/>
          <table:table-cell office:value-type="string" calcext:value-type="string">
            <text:p>aead.c</text:p>
          </table:table-cell>
          <table:table-cell table:number-columns-repeated="5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ram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m.c</text:p>
          </table:table-cell>
          <table:table-cell table:number-columns-repeated="5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4"/>
          <table:table-cell table:style-name="Default"/>
          <table:table-cell office:value-type="string" calcext:value-type="string">
            <text:p>Makefile.gcc-plugins</text:p>
          </table:table-cell>
          <table:table-cell table:number-columns-repeated="5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init/</text:p>
          </table:table-cell>
          <table:table-cell table:number-columns-repeated="11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1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yscall.c</text:p>
          </table:table-cell>
          <table:table-cell table:number-columns-repeated="5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4"/>
          <table:table-cell table:style-name="Default"/>
          <table:table-cell office:value-type="string" calcext:value-type="string">
            <text:p>Makefile.headersinst</text:p>
          </table:table-cell>
          <table:table-cell table:number-columns-repeated="5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ipc/</text:p>
          </table:table-cell>
          <table:table-cell table:number-columns-repeated="11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1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noinitram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til.c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4"/>
          <table:table-cell table:style-name="Default"/>
          <table:table-cell office:value-type="string" calcext:value-type="string">
            <text:p>Makefile.help</text:p>
          </table:table-cell>
          <table:table-cell table:number-columns-repeated="5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kernel/</text:p>
          </table:table-cell>
          <table:table-cell table:number-columns-repeated="11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1"/>
          <table:table-cell office:value-type="string" calcext:value-type="string">
            <text:p>af_alg.c</text:p>
          </table:table-cell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til.h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4"/>
          <table:table-cell table:style-name="Default"/>
          <table:table-cell office:value-type="string" calcext:value-type="string">
            <text:p>Makefile.host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11"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1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office:value-type="string" calcext:value-type="string">
            <text:p>Makefile.kasan</text:p>
          </table:table-cell>
          <table:table-cell table:number-columns-repeated="5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mm/</text:p>
          </table:table-cell>
          <table:table-cell table:number-columns-repeated="11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1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Default"/>
          <table:table-cell office:value-type="string" calcext:value-type="string">
            <text:p>Makefile.lib</text:p>
          </table:table-cell>
          <table:table-cell table:number-columns-repeated="5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1"/>
          <table:table-cell office:value-type="string" calcext:value-type="string">
            <text:p>algapi.c</text:p>
          </table:table-cell>
          <table:table-cell table:number-columns-repeated="5"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4"/>
          <table:table-cell table:style-name="Default"/>
          <table:table-cell office:value-type="string" calcext:value-type="string">
            <text:p>Makefile.modbuiltin</text:p>
          </table:table-cell>
          <table:table-cell table:number-columns-repeated="5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11"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1"/>
          <table:table-cell office:value-type="string" calcext:value-type="string">
            <text:p>algboss.c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4"/>
          <table:table-cell table:style-name="Default"/>
          <table:table-cell office:value-type="string" calcext:value-type="string">
            <text:p>Makefile.modinst</text:p>
          </table:table-cell>
          <table:table-cell table:number-columns-repeated="13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cripts/</text:p>
          </table:table-cell>
          <table:table-cell table:number-columns-repeated="11"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1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1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4"/>
          <table:table-cell table:style-name="Default"/>
          <table:table-cell office:value-type="string" calcext:value-type="string">
            <text:p>Makefile.modpost</text:p>
          </table:table-cell>
          <table:table-cell table:number-columns-repeated="13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11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1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4"/>
          <table:table-cell table:style-name="Default"/>
          <table:table-cell office:value-type="string" calcext:value-type="string">
            <text:p>Makefile.modsign</text:p>
          </table:table-cell>
          <table:table-cell table:number-columns-repeated="13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ound/</text:p>
          </table:table-cell>
          <table:table-cell table:number-columns-repeated="11"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1"/>
          <table:table-cell office:value-type="string" calcext:value-type="string">
            <text:p>algif_rng.c</text:p>
          </table:table-cell>
          <table:table-cell table:number-columns-repeated="5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4"/>
          <table:table-cell table:style-name="Default"/>
          <table:table-cell office:value-type="string" calcext:value-type="string">
            <text:p>Makefile.ubsan</text:p>
          </table:table-cell>
          <table:table-cell table:number-columns-repeated="13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11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1"/>
          <table:table-cell office:value-type="string" calcext:value-type="string">
            <text:p>algif_skcipher.c</text:p>
          </table:table-cell>
          <table:table-cell table:number-columns-repeated="5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7"/>
          <table:table-cell table:style-name="Default"/>
          <table:table-cell table:number-columns-repeated="9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basic/</text:p>
          </table:table-cell>
          <table:table-cell table:number-columns-repeated="13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11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1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5"/>
          <table:table-cell table:style-name="ce5" office:value-type="string" calcext:value-type="string">
            <text:p>trace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13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11"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1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uapi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13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11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1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13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11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1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13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11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1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13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11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1"/>
          <table:table-cell office:value-type="string" calcext:value-type="string">
            <text:p>authencesn.c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5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13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11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1"/>
          <table:table-cell office:value-type="string" calcext:value-type="string">
            <text:p>blkcipher.c</text:p>
          </table:table-cell>
          <table:table-cell table:number-columns-repeated="5"/>
          <table:table-cell table:style-name="ce5" office:value-type="string" calcext:value-type="string">
            <text:p>dma-buf/</text:p>
          </table:table-cell>
          <table:table-cell table:number-columns-repeated="11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5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19"/>
          <table:table-cell table:style-name="ce5" office:value-type="string" calcext:value-type="string">
            <text:p>virtio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11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1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1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11"/>
          <table:table-cell table:style-name="ce5" office:value-type="string" calcext:value-type="string">
            <text:p>mod/</text:p>
          </table:table-cell>
          <table:table-cell table:number-columns-repeated="19"/>
          <table:table-cell table:style-name="ce5" office:value-type="string" calcext:value-type="string">
            <text:p>vm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11"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1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11"/>
          <table:table-cell table:style-name="ce5" office:value-type="string" calcext:value-type="string">
            <text:p>package/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11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1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1"/>
          <table:table-cell table:style-name="ce5" office:value-type="string" calcext:value-type="string">
            <text:p>selinux/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11"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1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11"/>
          <table:table-cell table:style-name="ce5" office:value-type="string" calcext:value-type="string">
            <text:p>tracing/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17"/>
          <table:table-cell office:value-type="string" calcext:value-type="string">
            <text:p>blk-mq.h</text:p>
          </table:table-cell>
          <table:table-cell table:number-columns-repeated="11"/>
          <table:table-cell office:value-type="string" calcext:value-type="string">
            <text:p>cast6_generic.c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11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memcheck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7"/>
          <table:table-cell office:value-type="string" calcext:value-type="string">
            <text:p>blk-settings.c</text:p>
          </table:table-cell>
          <table:table-cell table:number-columns-repeated="11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17"/>
          <table:table-cell office:value-type="string" calcext:value-type="string">
            <text:p>blk-softirq.c</text:p>
          </table:table-cell>
          <table:table-cell table:number-columns-repeated="11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stat.c</text:p>
          </table:table-cell>
          <table:table-cell table:number-columns-repeated="11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stat.h</text:p>
          </table:table-cell>
          <table:table-cell table:number-columns-repeated="11"/>
          <table:table-cell office:value-type="string" calcext:value-type="string">
            <text:p>chacha20_generic.c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3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sysfs.c</text:p>
          </table:table-cell>
          <table:table-cell table:number-columns-repeated="11"/>
          <table:table-cell office:value-type="string" calcext:value-type="string">
            <text:p>chacha20poly1305.c</text:p>
          </table:table-cell>
          <table:table-cell table:number-columns-repeated="5"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tag.c</text:p>
          </table:table-cell>
          <table:table-cell table:number-columns-repeated="11"/>
          <table:table-cell office:value-type="string" calcext:value-type="string">
            <text:p>cipher.c</text:p>
          </table:table-cell>
          <table:table-cell table:number-columns-repeated="5"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throttle.c</text:p>
          </table:table-cell>
          <table:table-cell table:number-columns-repeated="11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timeout.c</text:p>
          </table:table-cell>
          <table:table-cell table:number-columns-repeated="11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wbt.c</text:p>
          </table:table-cell>
          <table:table-cell table:number-columns-repeated="11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wbt.h</text:p>
          </table:table-cell>
          <table:table-cell table:number-columns-repeated="11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-zoned.c</text:p>
          </table:table-cell>
          <table:table-cell table:number-columns-repeated="11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lk.h</text:p>
          </table:table-cell>
          <table:table-cell table:number-columns-repeated="11"/>
          <table:table-cell office:value-type="string" calcext:value-type="string">
            <text:p>crct10dif_generic.c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6"/>
          <table:table-cell office:value-type="string" calcext:value-type="string">
            <text:p>mempolicy.c</text:p>
          </table:table-cell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ounce.c</text:p>
          </table:table-cell>
          <table:table-cell table:number-columns-repeated="11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sg-lib.c</text:p>
          </table:table-cell>
          <table:table-cell table:number-columns-repeated="11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bsg.c</text:p>
          </table:table-cell>
          <table:table-cell table:number-columns-repeated="11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cfq-iosched.c</text:p>
          </table:table-cell>
          <table:table-cell table:number-columns-repeated="11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cmdline-parser.c</text:p>
          </table:table-cell>
          <table:table-cell table:number-columns-repeated="11"/>
          <table:table-cell office:value-type="string" calcext:value-type="string">
            <text:p>crypto_wq.c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compat_ioctl.c</text:p>
          </table:table-cell>
          <table:table-cell table:number-columns-repeated="11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deadline-iosched.c</text:p>
          </table:table-cell>
          <table:table-cell table:number-columns-repeated="11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elevator.c</text:p>
          </table:table-cell>
          <table:table-cell table:number-columns-repeated="11"/>
          <table:table-cell office:value-type="string" calcext:value-type="string">
            <text:p>deflate.c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11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genhd.c</text:p>
          </table:table-cell>
          <table:table-cell table:number-columns-repeated="11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ioctl.c</text:p>
          </table:table-cell>
          <table:table-cell table:number-columns-repeated="11"/>
          <table:table-cell office:value-type="string" calcext:value-type="string">
            <text:p>dh.c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ioprio.c</text:p>
          </table:table-cell>
          <table:table-cell table:number-columns-repeated="11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kyber-iosched.c</text:p>
          </table:table-cell>
          <table:table-cell table:number-columns-repeated="11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mq-deadline.c</text:p>
          </table:table-cell>
          <table:table-cell table:number-columns-repeated="11"/>
          <table:table-cell office:value-type="string" calcext:value-type="string">
            <text:p>ecb.c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noop-iosched.c</text:p>
          </table:table-cell>
          <table:table-cell table:number-columns-repeated="11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opal_proto.h</text:p>
          </table:table-cell>
          <table:table-cell table:number-columns-repeated="11"/>
          <table:table-cell office:value-type="string" calcext:value-type="string">
            <text:p>ecc.h</text:p>
          </table:table-cell>
          <table:table-cell table:number-columns-repeated="5"/>
          <table:table-cell table:style-name="ce5" office:value-type="string" calcext:value-type="string">
            <text:p>md/</text:p>
          </table:table-cell>
          <table:table-cell table:number-columns-repeated="11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partition-generic.c</text:p>
          </table:table-cell>
          <table:table-cell table:number-columns-repeated="11"/>
          <table:table-cell office:value-type="string" calcext:value-type="string">
            <text:p>ecc_curve_defs.h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11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scsi_ioctl.c</text:p>
          </table:table-cell>
          <table:table-cell table:number-columns-repeated="11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sed-opal.c</text:p>
          </table:table-cell>
          <table:table-cell table:number-columns-repeated="11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6"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7"/>
        </table:table-row>
        <table:table-row table:style-name="ro1">
          <table:table-cell table:number-columns-repeated="21"/>
          <table:table-cell office:value-type="string" calcext:value-type="string">
            <text:p>t10-pi.c</text:p>
          </table:table-cell>
          <table:table-cell table:number-columns-repeated="11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fcrypt.c</text:p>
          </table:table-cell>
          <table:table-cell table:number-columns-repeated="5"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fips.c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gcm.c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gf128mul.c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11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5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hash_info.c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hmac.c</text:p>
          </table:table-cell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kpp.c</text:p>
          </table:table-cell>
          <table:table-cell table:number-columns-repeated="5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md4.c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memneq.c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pcrypt.c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md160.c</text:p>
          </table:table-cell>
          <table:table-cell table:number-columns-repeated="5"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saprivkey.asn1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1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catterwalk.c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erpent_generic.c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ha1_generic.c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tags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1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unifdef.c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ha512_generic.c</text:p>
          </table:table-cell>
          <table:table-cell table:number-columns-repeated="5"/>
          <table:table-cell table:style-name="ce5" office:value-type="string" calcext:value-type="string">
            <text:p>staging/</text:p>
          </table:table-cell>
          <table:table-cell table:number-columns-repeated="11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ver_linux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7"/>
        </table:table-row>
        <table:table-row table:style-name="ro1">
          <table:table-cell table:number-columns-repeated="33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crypt.h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object_uevent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11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1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twofish_generic.c</text:p>
          </table:table-cell>
          <table:table-cell table:number-columns-repeated="5"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1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942"/>
        </table:table-row>
        <table:table-row table:style-name="ro1">
          <table:table-cell table:number-columns-repeated="33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1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942"/>
        </table:table-row>
        <table:table-row table:style-name="ro1">
          <table:table-cell table:number-columns-repeated="39"/>
          <table:table-cell table:style-name="ce5" office:value-type="string" calcext:value-type="string">
            <text:p>w1/</text:p>
          </table:table-cell>
          <table:table-cell table:number-columns-repeated="11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942"/>
        </table:table-row>
        <table:table-row table:style-name="ro1">
          <table:table-cell table:number-columns-repeated="39"/>
          <table:table-cell table:style-name="ce5" office:value-type="string" calcext:value-type="string">
            <text:p>watchdog/</text:p>
          </table:table-cell>
          <table:table-cell table:number-columns-repeated="11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942"/>
        </table:table-row>
        <table:table-row table:style-name="ro1">
          <table:table-cell table:number-columns-repeated="39"/>
          <table:table-cell table:style-name="ce5" office:value-type="string" calcext:value-type="string">
            <text:p>xen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942"/>
        </table:table-row>
        <table:table-row table:style-name="ro1">
          <table:table-cell table:number-columns-repeated="39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942"/>
        </table:table-row>
        <table:table-row table:style-name="ro1">
          <table:table-cell table:number-columns-repeated="51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et_utils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etdev-notifier-error-injec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lattr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mi_backtrac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odemask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otifier-error-injec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notifier-error-inject.h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of-reconfig-notifier-error-injec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oid_registry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onc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arman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arser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ci_iomap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ercpu-refcoun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ercpu_counter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ercpu_ida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ercpu_tes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lis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m-notifier-error-injec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prime_numbers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adix-tre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andom32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atelimi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ational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btre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btree_tes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eciprocal_div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efcoun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rhashtabl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bitmap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catterlis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eq_buf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g_pool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g_spli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ha1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how_mem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iphash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mp_processor_id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or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tackdepo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tmp_devic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tring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tring_helpers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trncpy_from_user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trnlen_user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wiotlb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syscall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-kstrtox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-string_helpers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bitmap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bpf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debug_virtual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firmwar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hash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hexdump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kasan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kmod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list_sor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modul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parman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printf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rhashtabl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siphash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sort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static_key_bas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static_keys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sysctl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user_copy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st_uuid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extsearch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imerqueue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s_bm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s_fsm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ts_kmp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ubsan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ubsan.h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ucs2_string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usercopy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uuid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vsprintf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win_minmax.c</text:p>
          </table:table-cell>
          <table:table-cell table:number-columns-repeated="942"/>
        </table:table-row>
        <table:table-row table:style-name="ro1">
          <table:table-cell table:number-columns-repeated="81"/>
          <table:table-cell office:value-type="string" calcext:value-type="string">
            <text:p>xxhash.c</text:p>
          </table:table-cell>
          <table:table-cell table:number-columns-repeated="942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3" table:default-cell-style-name="ce2"/>
        <table:table-column table:style-name="co1" table:number-columns-repeated="5" table:default-cell-style-name="ce2"/>
        <table:table-column table:style-name="co24" table:default-cell-style-name="ce2"/>
        <table:table-column table:style-name="co1" table:number-columns-repeated="5" table:default-cell-style-name="ce2"/>
        <table:table-column table:style-name="co25" table:default-cell-style-name="ce2"/>
        <table:table-column table:style-name="co1" table:number-columns-repeated="5" table:default-cell-style-name="ce2"/>
        <table:table-column table:style-name="co2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27" table:default-cell-style-name="ce2"/>
        <table:table-column table:style-name="co1" table:number-columns-repeated="5" table:default-cell-style-name="ce2"/>
        <table:table-column table:style-name="co28" table:default-cell-style-name="ce2"/>
        <table:table-column table:style-name="co1" table:number-columns-repeated="5" table:default-cell-style-name="ce2"/>
        <table:table-column table:style-name="co29" table:default-cell-style-name="ce2"/>
        <table:table-column table:style-name="co16" table:number-columns-repeated="975" table:default-cell-style-name="ce2"/>
        <table:table-row table:style-name="ro1">
          <table:table-cell table:style-name="ce5" table:number-columns-repeated="2"/>
          <table:table-cell table:style-name="ce5" office:value-type="string" calcext:value-type="string">
            <text:p>./fs/</text:p>
          </table:table-cell>
          <table:table-cell table:style-name="ce5" table:number-columns-repeated="1021"/>
        </table:table-row>
        <table:table-row table:style-name="ro3">
          <table:table-cell table:style-name="ce3" table:number-columns-repeated="102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1">
        <table:table-column table:style-name="co1" table:number-columns-repeated="4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6" table:default-cell-style-name="ce94"/>
        <table:table-row table:style-name="ro1">
          <table:table-cell table:number-columns-repeated="2"/>
          <table:table-cell table:style-name="ce110" office:value-type="string" calcext:value-type="string">
            <text:p>./includ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c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sm-generic/</text:p>
          </table:table-cell>
          <table:table-cell table:number-columns-repeated="4"/>
          <table:table-cell table:style-name="ce7" office:value-type="string" calcext:value-type="string">
            <text:p>clocksource/</text:p>
          </table:table-cell>
          <table:table-cell table:number-columns-repeated="5"/>
          <table:table-cell table:style-name="ce102"/>
          <table:table-cell table:style-name="ce110" office:value-type="string" calcext:value-type="string">
            <text:p>crypt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t-binding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ey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v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inu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th-emu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ed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emory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mc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a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dm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x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s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und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arg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rac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a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ide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en/</text:p>
          </table:table-cell>
          <table:table-cell table:number-columns-repeated="3"/>
          <table:table-cell table:style-name="ce102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acpi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asm-generic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clocksource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crypto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drm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dt-bindings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keys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kvm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linux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math-emu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media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memory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misc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net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pcmcia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ras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rdma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rxrpc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scsi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soc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sound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target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trace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uapi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video/</text:p>
          </table:table-cell>
          <table:table-cell table:number-columns-repeated="159"/>
        </table:table-row>
        <table:table-row table:style-name="ro1">
          <table:table-cell table:number-columns-repeated="3"/>
          <table:table-cell table:style-name="ce110" office:value-type="string" calcext:value-type="string">
            <text:p>xen/</text:p>
          </table:table-cell>
          <table:table-cell table:number-columns-repeated="159"/>
        </table:table-row>
        <table:table-row table:style-name="ro1" table:number-rows-repeated="1048547">
          <table:table-cell table:number-columns-repeated="163"/>
        </table:table-row>
        <table:table-row table:style-name="ro1">
          <table:table-cell table:number-columns-repeated="163"/>
        </table:table-row>
      </table:table>
      <table:table table:name="net" table:style-name="ta1">
        <table:table-column table:style-name="co1" table:number-columns-repeated="4" table:default-cell-style-name="Default"/>
        <table:table-column table:style-name="co4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ce94"/>
        <table:table-row table:style-name="ro1">
          <table:table-cell table:number-columns-repeated="2"/>
          <table:table-cell table:style-name="ce110" office:value-type="string" calcext:value-type="string">
            <text:p>./net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6lowpa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80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8021q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9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ppletal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t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x2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atman-ad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luetoot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ridg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aif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a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ep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c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cc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ec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ns_resolv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s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ether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s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eee80215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v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v6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rd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uc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c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ey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2t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3mde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ap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l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80211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80215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pl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cs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filt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lab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lin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ro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f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penvswitc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ck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ho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qrt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d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fkil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os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x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hed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t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trpars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un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witchde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i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ni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mw_vsoc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wima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wirele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2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frm/</text:p>
          </table:table-cell>
          <table:table-cell table:number-columns-repeated="3"/>
          <table:table-cell table:style-name="ce10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374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96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6lowpan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802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8021q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9p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appletalk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atm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9"/>
        </table:table-row>
        <table:table-row table:style-name="ro1">
          <table:table-cell table:number-columns-repeated="3"/>
          <table:table-cell table:style-name="ce110" office:value-type="string" calcext:value-type="string">
            <text:p>ax25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batman-adv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bluetooth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bridge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caif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can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ceph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core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dcb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dccp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decnet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dns_resolver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dsa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24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67"/>
        </table:table-row>
        <table:table-row table:style-name="ro1">
          <table:table-cell table:number-columns-repeated="3"/>
          <table:table-cell table:style-name="ce110" office:value-type="string" calcext:value-type="string">
            <text:p>ethernet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hsr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ieee802154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ipv4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ipv6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ipx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irda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iucv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kcm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key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l2tp/</text:p>
          </table:table-cell>
          <table:table-cell table:number-columns-repeated="187"/>
          <table:table-cell table:style-name="ce110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5"/>
          <table:table-cell table:style-name="ce8"/>
          <table:table-cell table:style-name="ce110" table:number-columns-repeated="4"/>
          <table:table-cell table:number-columns-repeated="139"/>
        </table:table-row>
        <table:table-row table:style-name="ro1">
          <table:table-cell table:number-columns-repeated="3"/>
          <table:table-cell table:style-name="ce110" office:value-type="string" calcext:value-type="string">
            <text:p>l3mdev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lapb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llc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mac80211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mac802154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mpls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ncsi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netfilter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netlabel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netlink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netrom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nfc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openvswitch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packet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phonet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qrtr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rds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rfkill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rose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rxrpc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sched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sctp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strparser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sunrpc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switchdev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tipc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unix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vmw_vsock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wimax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wireless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x25/</text:p>
          </table:table-cell>
          <table:table-cell table:number-columns-repeated="374"/>
        </table:table-row>
        <table:table-row table:style-name="ro1">
          <table:table-cell table:number-columns-repeated="3"/>
          <table:table-cell table:style-name="ce110" office:value-type="string" calcext:value-type="string">
            <text:p>xfrm/</text:p>
          </table:table-cell>
          <table:table-cell table:number-columns-repeated="374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374"/>
        </table:table-row>
        <table:table-row table:style-name="ro1">
          <table:table-cell table:number-columns-repeated="3"/>
          <table:table-cell office:value-type="string" calcext:value-type="string">
            <text:p>socket.c</text:p>
          </table:table-cell>
          <table:table-cell table:number-columns-repeated="374"/>
        </table:table-row>
        <table:table-row table:style-name="ro1">
          <table:table-cell table:number-columns-repeated="3"/>
          <table:table-cell office:value-type="string" calcext:value-type="string">
            <text:p>sysctl_net.c</text:p>
          </table:table-cell>
          <table:table-cell table:number-columns-repeated="374"/>
        </table:table-row>
        <table:table-row table:style-name="ro1" table:number-rows-repeated="1048507">
          <table:table-cell table:number-columns-repeated="378"/>
        </table:table-row>
        <table:table-row table:style-name="ro1">
          <table:table-cell table:number-columns-repeated="378"/>
        </table:table-row>
      </table:table>
      <table:table table:name="sound" table:style-name="ta1">
        <table:table-column table:style-name="co1" table:number-columns-repeated="4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6" table:default-cell-style-name="ce94"/>
        <table:table-row table:style-name="ro1">
          <table:table-cell table:number-columns-repeated="2"/>
          <table:table-cell table:style-name="ce110" office:value-type="string" calcext:value-type="string">
            <text:p>./sound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ao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tm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river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firewi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d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2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s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p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mc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ynt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sb/</text:p>
          </table:table-cell>
          <table:table-cell table:number-columns-repeated="3"/>
          <table:table-cell table:style-name="ce10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aoa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arm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atmel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core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drivers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firewire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hda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i2c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isa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mips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oss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parisc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pci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pcmcia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ppc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sh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soc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sparc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spi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synth/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110" office:value-type="string" calcext:value-type="string">
            <text:p>usb/</text:p>
          </table:table-cell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ac97_bus.c</text:p>
          </table:table-cell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last.c</text:p>
          </table:table-cell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128"/>
        </table:table-row>
        <table:table-row table:style-name="ro1" table:number-rows-repeated="1048548">
          <table:table-cell table:number-columns-repeated="132"/>
        </table:table-row>
        <table:table-row table:style-name="ro1">
          <table:table-cell table:number-columns-repeated="1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 style:data-style-name="N2" text:time-value="09:56:06.87698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09T10:24:34.519165261</dc:date>
    <meta:editing-duration>P4DT22H44M17S</meta:editing-duration>
    <meta:editing-cycles>3287</meta:editing-cycles>
    <meta:document-statistic meta:table-count="5" meta:cell-count="1594" meta:object-count="0"/>
  </office:meta>
</office:document-meta>
</file>